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a54d9" officeooo:paragraph-rsid="001a54d9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8pt" fo:font-weight="normal" officeooo:rsid="001a54d9" officeooo:paragraph-rsid="001a54d9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3pt" fo:font-weight="normal" officeooo:rsid="001a54d9" officeooo:paragraph-rsid="001a54d9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officeooo:rsid="001a54d9" officeooo:paragraph-rsid="001a54d9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ing path of shortest path in matrix</text:p>
      <text:p text:style-name="P1"/>
      <text:p text:style-name="P2"><text:a xlink:type="simple" xlink:href="https://cses.fi/problemset/task/1193/" text:style-name="Internet_20_link" text:visited-style-name="Visited_20_Internet_20_Link">https://cses.fi/problemset/task/1193/</text:a></text:p>
      <text:p text:style-name="P2"/>
      <text:p text:style-name="P3">#include&lt;bits/stdc++.h&gt;</text:p>
      <text:p text:style-name="P3">using namespace std;</text:p>
      <text:p text:style-name="P3"/>
      <text:p text:style-name="P3">const int inf = 1e9;</text:p>
      <text:p text:style-name="P3">vector&lt;int&gt; g[100007];</text:p>
      <text:p text:style-name="P3">pair&lt;int, int&gt; d[4] = {{1, 0}, {0, 1}, {-1, 0}, {0, -1}};</text:p>
      <text:p text:style-name="P3">char cd[4] = {'D', 'R', 'U', 'L'};</text:p>
      <text:p text:style-name="P3"/>
      <text:p text:style-name="P3">int main(){</text:p>
      <text:p text:style-name="P3"><text:s text:c="4"/>int n, m, a, b;</text:p>
      <text:p text:style-name="P3"><text:s text:c="4"/>cin &gt;&gt; n &gt;&gt; m;</text:p>
      <text:p text:style-name="P3"/>
      <text:p text:style-name="P3"><text:s text:c="4"/>char g[n][m];</text:p>
      <text:p text:style-name="P3"><text:s text:c="4"/><text:span text:style-name="T1">int id[n][m] = {0}, vis[n][m];</text:span></text:p>
      <text:p text:style-name="P3"><text:span text:style-name="T1"/></text:p>
      <text:p text:style-name="P4"><text:s text:c="4"/><text:span text:style-name="T2">vector&lt;vector&lt;int&gt;&gt; dist(n, vector&lt;int&gt; (m, inf));</text:span></text:p>
      <text:p text:style-name="P4"/>
      <text:p text:style-name="P4"><text:s text:c="4"/>pair&lt;int, int&gt; from[n][m], ans, in,ou;</text:p>
      <text:p text:style-name="P3"><text:s text:c="4"/></text:p>
      <text:p text:style-name="P3"><text:s text:c="4"/>queue&lt;pair&lt;int, int&gt;&gt; q;</text:p>
      <text:p text:style-name="P3"/>
      <text:p text:style-name="P3"><text:s text:c="4"/>for(int i = 0; i &lt; n; ++i){</text:p>
      <text:p text:style-name="P3"><text:s text:c="8"/>for(int j = 0; j &lt; m; ++j){</text:p>
      <text:p text:style-name="P3"><text:s text:c="12"/>cin &gt;&gt; g[i][j];</text:p>
      <text:p text:style-name="P3"><text:s text:c="12"/>vis[i][j] = 0;</text:p>
      <text:p text:style-name="P3"/>
      <text:p text:style-name="P3"><text:s text:c="12"/>if(g[i][j] == 'A'){</text:p>
      <text:p text:style-name="P3"><text:s text:c="16"/>in = {i, j};</text:p>
      <text:p text:style-name="P3"><text:s text:c="16"/>q.push({i, j});</text:p>
      <text:p text:style-name="P3"><text:s text:c="16"/>dist[i][j] = 0;</text:p>
      <text:p text:style-name="P3"><text:s text:c="16"/>from[i][j] = {i, j};</text:p>
      <text:p text:style-name="P3"><text:s text:c="16"/>//cerr &lt;&lt; dist[i][j] &lt;&lt; endl;</text:p>
      <text:p text:style-name="P3"><text:s text:c="12"/>}</text:p>
      <text:p text:style-name="P3"><text:s text:c="12"/>if(g[i][j] == 'B'){</text:p>
      <text:p text:style-name="P3"><text:s text:c="16"/>ou = {i, j}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while(!q.empty()){</text:p>
      <text:p text:style-name="P3"><text:s text:c="8"/>pair&lt;int, int&gt; p = q.front();</text:p>
      <text:p text:style-name="P3"><text:soft-page-break/><text:s text:c="8"/>q.pop();</text:p>
      <text:p text:style-name="P3"/>
      <text:p text:style-name="P3"><text:s text:c="8"/>for(int i = 0; i &lt; 4; ++i){</text:p>
      <text:p text:style-name="P3"><text:s text:c="12"/>int x = p.first + d[i].first, y = p.second + d[i].second;</text:p>
      <text:p text:style-name="P3"><text:s text:c="12"/>if(x &lt; 0 || x &gt;= n || y &lt; 0 || y &gt;= m)</text:p>
      <text:p text:style-name="P3"><text:s text:c="16"/>continue;</text:p>
      <text:p text:style-name="P3"><text:s text:c="12"/>if((g[x][y] == '.' || g[x][y] == 'B') &amp;&amp; dist[x][y] &gt; dist[p.first][p.second] + 1){</text:p>
      <text:p text:style-name="P3"><text:s text:c="16"/>dist[x][y] = dist[p.first][p.second] + 1;</text:p>
      <text:p text:style-name="P3"><text:s text:c="16"/>q.push({x, y});</text:p>
      <text:p text:style-name="P3"><text:s text:c="16"/>from[x][y] = {p.first, p.second};</text:p>
      <text:p text:style-name="P3"><text:s text:c="16"/>id[x][y] = i;</text:p>
      <text:p text:style-name="P3"/>
      <text:p text:style-name="P3"><text:s text:c="16"/>if(g[x][y] == 'B'){</text:p>
      <text:p text:style-name="P3"><text:s text:c="20"/>ans = {x, y}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if(dist[ou.first][ou.second] == inf){</text:p>
      <text:p text:style-name="P3"><text:s text:c="8"/>puts("NO");</text:p>
      <text:p text:style-name="P3"><text:s text:c="8"/>return 0;</text:p>
      <text:p text:style-name="P3"><text:s text:c="4"/>}</text:p>
      <text:p text:style-name="P3"/>
      <text:p text:style-name="P3"><text:s text:c="4"/>puts("YES");</text:p>
      <text:p text:style-name="P3"><text:s text:c="4"/>a = ans.first, b = ans.second;</text:p>
      <text:p text:style-name="P3"><text:s text:c="4"/>cout &lt;&lt; dist[a][b] &lt;&lt; endl;</text:p>
      <text:p text:style-name="P3"><text:s text:c="4"/>stack&lt;char&gt; s;</text:p>
      <text:p text:style-name="P3"><text:s text:c="4"/>while(in != ans){</text:p>
      <text:p text:style-name="P3"><text:s text:c="8"/>a = ans.first, b = ans.second; </text:p>
      <text:p text:style-name="P3"><text:s text:c="8"/>s.push(cd[id[a][b]]);</text:p>
      <text:p text:style-name="P3"><text:s text:c="8"/>ans = from[a][b];</text:p>
      <text:p text:style-name="P3"><text:s text:c="4"/>}</text:p>
      <text:p text:style-name="P3"/>
      <text:p text:style-name="P3"><text:s text:c="4"/>while(!s.empty()){</text:p>
      <text:p text:style-name="P3"><text:s text:c="8"/>cout &lt;&lt; s.top();</text:p>
      <text:p text:style-name="P3"><text:s text:c="8"/>s.pop();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2"/>
      <text:p text:style-name="P2">i/p</text:p>
      <text:p text:style-name="P2">5 8</text:p>
      <text:p text:style-name="P2">########</text:p>
      <text:p text:style-name="P2"><text:soft-page-break/>#.A#...#</text:p>
      <text:p text:style-name="P2">#.##.#B#</text:p>
      <text:p text:style-name="P2">#......#</text:p>
      <text:p text:style-name="P2">########</text:p>
      <text:p text:style-name="P2"><text:s/></text:p>
      <text:p text:style-name="P2">o/p</text:p>
      <text:p text:style-name="P2">YES</text:p>
      <text:p text:style-name="P2">9</text:p>
      <text:p text:style-name="P2">LDDRRRR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00:20:19.144966191</meta:creation-date>
    <dc:date>2021-12-13T00:24:08.710597969</dc:date>
    <meta:editing-duration>PT3M59S</meta:editing-duration>
    <meta:editing-cycles>1</meta:editing-cycles>
    <meta:document-statistic meta:table-count="0" meta:image-count="0" meta:object-count="0" meta:page-count="3" meta:paragraph-count="82" meta:word-count="260" meta:character-count="1971" meta:non-whitespace-character-count="1245"/>
    <meta:generator>LibreOffice/6.0.7.3$Linux_X86_64 LibreOffice_project/00m0$Build-3</meta:generator>
  </office:meta>
</office:document-meta>
</file>